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bd1" officeooo:paragraph-rsid="00123bd1"/>
    </style:style>
    <style:style style:name="P2" style:family="paragraph" style:parent-style-name="Standard">
      <style:text-properties fo:font-size="16pt" officeooo:rsid="00134a8c" officeooo:paragraph-rsid="00134a8c" style:font-size-asian="14pt" style:font-size-complex="16pt"/>
    </style:style>
    <style:style style:name="P3" style:family="paragraph" style:parent-style-name="Standard">
      <style:text-properties fo:font-size="16pt" officeooo:rsid="00136c60" officeooo:paragraph-rsid="00136c60" style:font-size-asian="14pt" style:font-size-complex="16pt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23bd1" officeooo:paragraph-rsid="00123bd1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6pt" officeooo:rsid="00136c60" officeooo:paragraph-rsid="00136c60" style:font-size-asian="14pt" style:font-size-complex="16pt"/>
    </style:style>
    <style:style style:name="P6" style:family="paragraph" style:parent-style-name="Text_20_body">
      <style:text-properties fo:font-size="16pt" officeooo:rsid="00136c60" officeooo:paragraph-rsid="00136c60" style:font-size-asian="14pt" style:font-size-complex="1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134a8c"/>
    </style:style>
    <style:style style:name="T2" style:family="text">
      <style:text-properties officeooo:rsid="00136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outer </text:span>command for rip routing</text:p>
      <text:p text:style-name="P1"/>
      <text:p text:style-name="P1"/>
      <text:p text:style-name="P2">so i have three router with three different network</text:p>
      <text:p text:style-name="P2">each of them is connected with serial interface and there is no routing among them</text:p>
      <text:p text:style-name="P2">we use the rip routing protocols</text:p>
      <text:p text:style-name="P2"/>
      <text:p text:style-name="P2"/>
      <text:p text:style-name="P2">1)give the router interface ip and the pc ip to their corresponding network</text:p>
      <text:p text:style-name="P2"/>
      <text:p text:style-name="P2"/>
      <text:p text:style-name="P2"/>
      <text:p text:style-name="P2">the syntax of rip routing is</text:p>
      <text:p text:style-name="P2">#router rip</text:p>
      <text:p text:style-name="P2">#<text:span text:style-name="T2">version 2 </text:span></text:p>
      <text:p text:style-name="P3">#network &lt;network attached to the router&gt;</text:p>
      <text:p text:style-name="P3">#network &lt;network attached to the router&gt; <text:s/>[as much needed]</text:p>
      <text:p text:style-name="P3"/>
      <text:p text:style-name="P3">#no auto-summary</text:p>
      <text:p text:style-name="P3"/>
      <text:p text:style-name="P3"/>
      <text:p text:style-name="P3"/>
      <text:p text:style-name="P5">router 1&gt;</text:p>
      <text:p text:style-name="P3"/>
      <text:p text:style-name="P6">Router&gt;</text:p>
      <text:p text:style-name="P7">Router&gt;</text:p>
      <text:p text:style-name="P7">Router&gt;enable</text:p>
      <text:p text:style-name="P7">Router#config</text:p>
      <text:p text:style-name="P7">Router#configure ter</text:p>
      <text:p text:style-name="P7">Router#configure terminal </text:p>
      <text:p text:style-name="P7">Enter configuration commands, one per line. End with CNTL/Z.</text:p>
      <text:p text:style-name="P7">Router(config)#router rip</text:p>
      <text:p text:style-name="P7">Router(config-router)#net</text:p>
      <text:p text:style-name="P7">Router(config-router)#network 192.168.0.0</text:p>
      <text:p text:style-name="P7">Router(config-router)#network 10.0.0.0</text:p>
      <text:p text:style-name="P7">Router(config-router)#no auto</text:p>
      <text:p text:style-name="P7">Router(config-router)#no auto-summary </text:p>
      <text:p text:style-name="P7">Router(config-router)#</text:p>
      <text:p text:style-name="P3"/>
      <text:p text:style-name="P3"><text:soft-page-break/></text:p>
      <text:p text:style-name="P5">router2&gt;</text:p>
      <text:p text:style-name="P6">Router&gt;</text:p>
      <text:p text:style-name="P7">Router&gt;enable</text:p>
      <text:p text:style-name="P7">Router#configure ter</text:p>
      <text:p text:style-name="P7">Router#configure terminal </text:p>
      <text:p text:style-name="P7">Enter configuration commands, one per line. End with CNTL/Z.</text:p>
      <text:p text:style-name="P7">Router(config)#router rip</text:p>
      <text:p text:style-name="P7">Router(config-router)#network 192.168.1.0</text:p>
      <text:p text:style-name="P7">Router(config-router)#network 10.0.0.0</text:p>
      <text:p text:style-name="P7">Router(config-router)#network 11.0.0.0</text:p>
      <text:p text:style-name="P7">Router(config-router)#ver</text:p>
      <text:p text:style-name="P7">Router(config-router)#version 2</text:p>
      <text:p text:style-name="P7">Router(config-router)#no au</text:p>
      <text:p text:style-name="P7">Router(config-router)#no auto-summary </text:p>
      <text:p text:style-name="P7">Router(config-router)#</text:p>
      <text:p text:style-name="P3"/>
      <text:p text:style-name="P3"/>
      <text:p text:style-name="P3"/>
      <text:p text:style-name="P3"/>
      <text:p text:style-name="P5">router3&gt;</text:p>
      <text:p text:style-name="P6">Router&gt;</text:p>
      <text:p text:style-name="P7">Router&gt;enable</text:p>
      <text:p text:style-name="P7">Router#</text:p>
      <text:p text:style-name="P7">Router#config</text:p>
      <text:p text:style-name="P7">Router#configure ter</text:p>
      <text:p text:style-name="P7">Router#configure terminal </text:p>
      <text:p text:style-name="P7">Enter configuration commands, one per line. End with CNTL/Z.</text:p>
      <text:p text:style-name="P7">Router(config)#router rip</text:p>
      <text:p text:style-name="P7">Router(config-router)#network 192.168.2.0</text:p>
      <text:p text:style-name="P7">Router(config-router)#network 11.0.0.0</text:p>
      <text:p text:style-name="P7">Router(config-router)#ver</text:p>
      <text:p text:style-name="P7">Router(config-router)#version 2</text:p>
      <text:p text:style-name="P7">Router(config-router)#no auto</text:p>
      <text:p text:style-name="P7">Router(config-router)#no auto-summary </text:p>
      <text:p text:style-name="P7">Router(config-router)#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23:55:56.519782841</meta:creation-date>
    <dc:date>2018-07-21T00:26:32.225569278</dc:date>
    <meta:editing-duration>PT2S</meta:editing-duration>
    <meta:editing-cycles>1</meta:editing-cycles>
    <meta:document-statistic meta:table-count="0" meta:image-count="0" meta:object-count="0" meta:page-count="2" meta:paragraph-count="57" meta:word-count="170" meta:character-count="1631" meta:non-whitespace-character-count="1510"/>
    <meta:generator>LibreOffice/5.1.6.2$Linux_X86_64 LibreOffice_project/10m0$Build-2</meta:generator>
  </office:meta>
</office:document-meta>
</file>